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go Progr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go 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gikey.com/en/products/detail/mill-max-manufacturing-corp/7973-0-15-20-77-14-11-0/10197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en/products/detail/itt-cannon-llc/DE-9P-K87/2580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3:26:02.809241267</meta:creation-date>
    <dc:date>2021-07-02T23:28:57.318173800</dc:date>
    <meta:editing-duration>PT2M54S</meta:editing-duration>
    <meta:editing-cycles>3</meta:editing-cycles>
    <meta:generator>LibreOffice/6.4.6.2$Linux_X86_64 LibreOffice_project/40$Build-2</meta:generator>
    <meta:document-statistic meta:table-count="1" meta:cell-count="20" meta:object-count="0"/>
  </office:meta>
</office:document-meta>
</file>